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d3cd" officeooo:paragraph-rsid="001fd3cd"/>
    </style:style>
    <style:style style:name="P2" style:family="paragraph" style:parent-style-name="Text_20_body">
      <style:text-properties officeooo:rsid="001fd3cd" officeooo:paragraph-rsid="00254d67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text-properties officeooo:paragraph-rsid="001fd3cd"/>
    </style:style>
    <style:style style:name="P5" style:family="paragraph" style:parent-style-name="Text_20_body">
      <style:text-properties officeooo:rsid="0025bad7" officeooo:paragraph-rsid="0027b256"/>
    </style:style>
    <style:style style:name="P6" style:family="paragraph" style:parent-style-name="Text_20_body">
      <style:text-properties officeooo:rsid="00283f78" officeooo:paragraph-rsid="00283f78"/>
    </style:style>
    <style:style style:name="P7" style:family="paragraph" style:parent-style-name="Heading_20_2">
      <style:text-properties officeooo:rsid="0025bad7" officeooo:paragraph-rsid="0025bad7"/>
    </style:style>
    <style:style style:name="P8" style:family="paragraph" style:parent-style-name="Heading_20_2">
      <style:text-properties officeooo:rsid="0025bad7" officeooo:paragraph-rsid="0027b256"/>
    </style:style>
    <style:style style:name="T1" style:family="text">
      <style:text-properties officeooo:rsid="001fd3cd"/>
    </style:style>
    <style:style style:name="T2" style:family="text">
      <style:text-properties officeooo:rsid="00244165"/>
    </style:style>
    <style:style style:name="T3" style:family="text">
      <style:text-properties officeooo:rsid="00254d67"/>
    </style:style>
    <style:style style:name="T4" style:family="text">
      <style:text-properties officeooo:rsid="0027b256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 kit并非MVC架构，将服务分为3层：</text:p>
      <text:list xml:id="list3196391907" text:style-name="L2">
        <text:list-item>
          <text:p text:style-name="P4"><text:span text:style-name="T1">Transport layer </text:span></text:p>
        </text:list-item>
        <text:list-item>
          <text:p text:style-name="P4">Endpoint layer </text:p>
        </text:list-item>
        <text:list-item>
          <text:p text:style-name="P3">Service layer </text:p>
        </text:list-item>
      </text:list>
      <text:h text:style-name="Heading_20_2" text:outline-level="2"><text:bookmark text:name="transports-mdash-what-are-go-kit-transports"/>Transports</text:h>
      <text:p text:style-name="P2">transport layer与实际的传输协议有关，例如HTTP、gRPC属于不同的transport协议。transport layer中，从用户收到请求<text:span text:style-name="T2">(例如json请求)</text:span>时<text:span text:style-name="T2">，将其转换为golang中的数据结构(struct)，并传给endpoint；要返回响应给用户时，也是通过</text:span>transport layer将<text:span text:style-name="T3">golang数据结构(struct)编码为json并返回。</text:span></text:p>
      <text:h text:style-name="P7" text:outline-level="2"><text:bookmark text:name="endpoints-mdash-what-are-go-kit-endpoints"/>Endpoints</text:h>
      <text:p text:style-name="P5"><text:s/>endpoint可以理解为action/handler，类似MVC中的controller。不同的transport协议<text:span text:style-name="T4">(例如HTTP、gRPC)，有可能将数据传输给同一个endpoint。endpoint调用Service提供的方法，为用户提供服务，并返回结果。</text:span></text:p>
      <text:h text:style-name="P8" text:outline-level="2"><text:bookmark text:name="services-mdash-what-is-a-go-kit-service"/>Services</text:h>
      <text:p text:style-name="P6">service实现业务逻辑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20:48:11.427653257</meta:creation-date>
    <meta:generator>LibreOffice/5.4.2.2$Linux_X86_64 LibreOffice_project/40m0$Build-2</meta:generator>
    <dc:date>2017-12-30T23:52:25.345246270</dc:date>
    <meta:editing-duration>PT45M26S</meta:editing-duration>
    <meta:editing-cycles>6</meta:editing-cycles>
    <meta:document-statistic meta:table-count="0" meta:image-count="0" meta:object-count="0" meta:page-count="1" meta:paragraph-count="10" meta:word-count="199" meta:character-count="434" meta:non-whitespace-character-count="423"/>
  </office:meta>
</office:document-meta>
</file>